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040" calcext:value-type="float">
            <text:p>30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040" calcext:value-type="float">
            <text:p>30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40" calcext:value-type="float">
            <text:p>30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040" calcext:value-type="float">
            <text:p>304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60" calcext:value-type="float">
            <text:p>4560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80" calcext:value-type="float">
            <text:p>6080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60" calcext:value-type="float">
            <text:p>4560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0" calcext:value-type="float">
            <text:p>6080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/>
          <table:table-cell table:formula="of:=SUM([.B1:.B9])" office:value-type="float" office:value="36480" calcext:value-type="float">
            <text:p>36480</text:p>
          </table:table-cell>
          <table:table-cell table:formula="of:=SUM([.C1:.C9])" office:value-type="float" office:value="42864" calcext:value-type="float">
            <text:p>4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09:32:25.904300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0:09:30.636365933</meta:creation-date>
    <dc:date>2015-12-08T10:04:03.463653399</dc:date>
    <meta:editing-duration>PT13H47M59S</meta:editing-duration>
    <meta:editing-cycles>3</meta:editing-cycles>
    <meta:generator>LibreOffice/4.2.8.2$Linux_X86_64 LibreOffice_project/420m0$Build-2</meta:generator>
    <meta:document-statistic meta:table-count="1" meta:cell-count="29" meta:object-count="0"/>
  </office:meta>
</office:document-meta>
</file>